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e16c2"/>
    </style:style>
    <style:style style:name="P4" style:family="paragraph" style:parent-style-name="Standard">
      <style:paragraph-properties fo:text-align="start" style:justify-single-word="false"/>
      <style:text-properties officeooo:paragraph-rsid="00256dcc"/>
    </style:style>
    <style:style style:name="P5" style:family="paragraph" style:parent-style-name="Standard">
      <style:paragraph-properties fo:text-align="start" style:justify-single-word="false"/>
      <style:text-properties officeooo:rsid="0018805c" officeooo:paragraph-rsid="0018805c"/>
    </style:style>
    <style:style style:name="P6" style:family="paragraph" style:parent-style-name="Standard">
      <style:paragraph-properties fo:text-align="start" style:justify-single-word="false"/>
      <style:text-properties officeooo:rsid="0018805c" officeooo:paragraph-rsid="001b8be8"/>
    </style:style>
    <style:style style:name="P7" style:family="paragraph" style:parent-style-name="Standard">
      <style:paragraph-properties fo:text-align="start" style:justify-single-word="false"/>
      <style:text-properties officeooo:rsid="0018805c" officeooo:paragraph-rsid="001d81d0"/>
    </style:style>
    <style:style style:name="P8" style:family="paragraph" style:parent-style-name="Standard">
      <style:paragraph-properties fo:text-align="start" style:justify-single-word="false"/>
      <style:text-properties officeooo:rsid="0018805c" officeooo:paragraph-rsid="001e16c2"/>
    </style:style>
    <style:style style:name="P9" style:family="paragraph" style:parent-style-name="Standard">
      <style:paragraph-properties fo:text-align="start" style:justify-single-word="false"/>
      <style:text-properties officeooo:rsid="001acd8c" officeooo:paragraph-rsid="001acd8c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8805c" officeooo:paragraph-rsid="0018805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8be8" officeooo:paragraph-rsid="001b8be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1e16c2" officeooo:paragraph-rsid="001e16c2"/>
    </style:style>
    <style:style style:name="P13" style:family="paragraph" style:parent-style-name="Standard">
      <style:paragraph-properties fo:text-align="start" style:justify-single-word="false"/>
      <style:text-properties officeooo:rsid="001e620d" officeooo:paragraph-rsid="001e620d"/>
    </style:style>
    <style:style style:name="P14" style:family="paragraph" style:parent-style-name="Standard">
      <style:paragraph-properties fo:text-align="start" style:justify-single-word="false"/>
      <style:text-properties officeooo:rsid="001e620d" officeooo:paragraph-rsid="001f5b5b"/>
    </style:style>
    <style:style style:name="P15" style:family="paragraph" style:parent-style-name="Standard">
      <style:paragraph-properties fo:text-align="start" style:justify-single-word="false"/>
      <style:text-properties officeooo:rsid="001e620d" officeooo:paragraph-rsid="002359d6"/>
    </style:style>
    <style:style style:name="P16" style:family="paragraph" style:parent-style-name="Standard">
      <style:text-properties style:font-name="Liberation Serif1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ize="12pt" officeooo:rsid="001e620d" officeooo:paragraph-rsid="001e620d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ize="12pt" officeooo:rsid="001e620d" officeooo:paragraph-rsid="002359d6" style:font-size-asian="12pt" style:font-size-complex="12pt"/>
    </style:style>
    <style:style style:name="P19" style:family="paragraph" style:parent-style-name="Standard">
      <style:text-properties style:font-name="Liberation Serif1" fo:font-size="12pt" officeooo:rsid="00222d8b" officeooo:paragraph-rsid="00222d8b" style:font-size-asian="12pt" style:font-size-complex="12pt"/>
    </style:style>
    <style:style style:name="P20" style:family="paragraph" style:parent-style-name="Standard">
      <style:text-properties style:font-name="Liberation Serif1" fo:font-size="12pt" officeooo:rsid="00222d8b" officeooo:paragraph-rsid="002359d6" style:font-size-asian="12pt" style:font-size-complex="12pt"/>
    </style:style>
    <style:style style:name="P21" style:family="paragraph" style:parent-style-name="Standard">
      <style:text-properties style:font-name="Liberation Serif1" fo:font-size="12pt" officeooo:rsid="00222d8b" officeooo:paragraph-rsid="002731ba" style:font-size-asian="12pt" style:font-size-complex="12pt"/>
    </style:style>
    <style:style style:name="P22" style:family="paragraph" style:parent-style-name="Standard">
      <style:text-properties style:font-name="Liberation Serif1" fo:font-size="12pt" officeooo:rsid="002359d6" officeooo:paragraph-rsid="002359d6" style:font-size-asian="12pt" style:font-size-complex="12pt"/>
    </style:style>
    <style:style style:name="P23" style:family="paragraph" style:parent-style-name="Standard">
      <style:text-properties style:font-name="Liberation Serif1" fo:font-size="12pt" officeooo:paragraph-rsid="002359d6" style:font-size-asian="12pt" style:font-size-complex="12pt"/>
    </style:style>
    <style:style style:name="P24" style:family="paragraph" style:parent-style-name="Standard">
      <style:text-properties style:font-name="Liberation Serif1" fo:font-size="12pt" officeooo:rsid="002731ba" officeooo:paragraph-rsid="002731ba" style:font-size-asian="12pt" style:font-size-complex="12pt"/>
    </style:style>
    <style:style style:name="P25" style:family="paragraph" style:parent-style-name="Standard">
      <style:text-properties style:font-name="Liberation Serif1" fo:font-size="12pt" officeooo:paragraph-rsid="002731ba" style:font-size-asian="12pt" style:font-size-complex="12pt"/>
    </style:style>
    <style:style style:name="P26" style:family="paragraph" style:parent-style-name="Preformatted_20_Text">
      <style:paragraph-properties fo:text-align="start" style:justify-single-word="false"/>
      <style:text-properties officeooo:paragraph-rsid="001e620d"/>
    </style:style>
    <style:style style:name="P27" style:family="paragraph" style:parent-style-name="Preformatted_20_Text">
      <style:text-properties officeooo:paragraph-rsid="001f5b5b"/>
    </style:style>
    <style:style style:name="P28" style:family="paragraph" style:parent-style-name="Preformatted_20_Text">
      <style:paragraph-properties fo:text-align="start" style:justify-single-word="false"/>
      <style:text-properties officeooo:rsid="00256dcc" officeooo:paragraph-rsid="00256dcc"/>
    </style:style>
    <style:style style:name="P29" style:family="paragraph" style:parent-style-name="Preformatted_20_Text">
      <style:paragraph-properties fo:text-align="start" style:justify-single-word="false"/>
      <style:text-properties officeooo:rsid="002854e5" officeooo:paragraph-rsid="002854e5"/>
    </style:style>
    <style:style style:name="P30" style:family="paragraph" style:parent-style-name="Preformatted_20_Text">
      <style:paragraph-properties fo:text-align="start" style:justify-single-word="false"/>
      <style:text-properties officeooo:rsid="0029ad8f" officeooo:paragraph-rsid="0029ad8f"/>
    </style:style>
    <style:style style:name="T1" style:family="text">
      <style:text-properties officeooo:rsid="0018805c"/>
    </style:style>
    <style:style style:name="T2" style:family="text">
      <style:text-properties officeooo:rsid="001acd8c"/>
    </style:style>
    <style:style style:name="T3" style:family="text">
      <style:text-properties officeooo:rsid="001b8be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d81d0"/>
    </style:style>
    <style:style style:name="T6" style:family="text">
      <style:text-properties officeooo:rsid="001e620d"/>
    </style:style>
    <style:style style:name="T7" style:family="text">
      <style:text-properties officeooo:rsid="00222d8b"/>
    </style:style>
    <style:style style:name="T8" style:family="text">
      <style:text-properties officeooo:rsid="002359d6"/>
    </style:style>
    <style:style style:name="T9" style:family="text">
      <style:text-properties officeooo:rsid="00256dcc"/>
    </style:style>
    <style:style style:name="T10" style:family="text">
      <style:text-properties officeooo:rsid="002731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<text:span text:style-name="T1">é</text:span>vision (examen de 2017-2018)</text:p>
      <text:p text:style-name="P1"/>
      <text:p text:style-name="P2"/>
      <text:p text:style-name="P8">1.</text:p>
      <text:p text:style-name="P8">une classe abstraite c’est une classe normal mais on ne peut pas l’instancier mais on peut en hériter, une interface est réutilisable , elle est générique on peut l’appliquer a n’importe quoi.</text:p>
      <text:p text:style-name="P10">l’interface peut faire de l’héritage multiple contrairement a la classe abstraite</text:p>
      <text:p text:style-name="P11">ont crée une interface lorsque l’on ne connais pas avec qui on va s’interfacer.</text:p>
      <text:p text:style-name="P6"/>
      <text:p text:style-name="P8">2.</text:p>
      <text:p text:style-name="P8"><text:span text:style-name="T5">getprincipechampionat() n’a rien a faire ici cela ne respecte pas le principe SRP (single responsablility principle), a la place ont aurait du mettre une classe getchampionat() dans joueur et getcategoriechampionat() dans championnat.</text:span></text:p>
      <text:p text:style-name="P5"/>
      <text:p text:style-name="P3"><text:span text:style-name="T2">3.</text:span></text:p>
      <text:p text:style-name="P3"><text:span text:style-name="T2">l’avantage du Builder est <text:s/>d’alléger le constructeur de la classe en </text:span>encapsul<text:span text:style-name="T2">ant le constructeur</text:span></text:p>
      <text:p text:style-name="P9">dans cette exemple la batterie est <text:span text:style-name="T5">optionnel</text:span>, ont peux avoir des vélo avec ou sans batterie, tout comme la d<text:span text:style-name="T3">escription.</text:span></text:p>
      <text:p text:style-name="P9"/>
      <text:p text:style-name="P7"><text:span text:style-name="T5">le builder construit l’objet final quand on a vraiment toute les informations</text:span></text:p>
      <text:p text:style-name="P7"><text:span text:style-name="T5">on récolte les information dans la variable build et on construit que quand ont a toute les infos.</text:span></text:p>
      <text:p text:style-name="P7"/>
      <text:p text:style-name="P12">4.</text:p>
      <text:p text:style-name="P12">toute classes qui respecte se dont j’ai besoin sera valable.</text:p>
      <text:p text:style-name="P12"/>
      <text:p text:style-name="P12">5.</text:p>
      <text:p text:style-name="P12">Visiteur stratégie(pattern de comportement),<text:span text:style-name="T6">les deux permettent d’injecter un algorithme,le visiteur permet de personnalisé l’algo en fonction du type de l’objet sur lequel on l’applique. </text:span></text:p>
      <text:p text:style-name="P12"/>
      <text:p text:style-name="P13">Partie 2 </text:p>
      <text:p text:style-name="P13"/>
      <text:p text:style-name="P13">1.</text:p>
      <text:p text:style-name="P17"/>
      <text:p text:style-name="P17">public interface <text:span text:style-name="T8">CherchePlace</text:span> {</text:p>
      <text:p text:style-name="P25">public <text:span text:style-name="T7">Place</text:span> <text:span text:style-name="T8">cherche</text:span>(<text:span text:style-name="T10">Parking p</text:span>);</text:p>
      <text:p text:style-name="P16">}</text:p>
      <text:p text:style-name="P16"/>
      <text:p text:style-name="P20">public class <text:span text:style-name="T8">PlacePasChere</text:span> implement <text:span text:style-name="T8">CherchePlace</text:span>{</text:p>
      <text:p text:style-name="P19"><text:tab/></text:p>
      <text:p text:style-name="P19"><text:tab/>public Place <text:span text:style-name="T8">cherche</text:span>(<text:span text:style-name="T10">Parking p</text:span>)<text:span text:style-name="T8">{</text:span></text:p>
      <text:p text:style-name="P19"><text:tab/><text:tab/><text:span text:style-name="T8">for (p : places){</text:span></text:p>
      <text:p text:style-name="P19"><text:tab/><text:tab/><text:tab/>//<text:span text:style-name="T8">on compare les place et on recup la moins chere qui sont libre</text:span></text:p>
      <text:p text:style-name="P19"><text:tab/><text:tab/><text:tab/><text:span text:style-name="T8">return placepaschere ;</text:span></text:p>
      <text:p text:style-name="P22"><text:tab/><text:tab/>}<text:tab/></text:p>
      <text:p text:style-name="P22">}</text:p>
      <text:p text:style-name="P20">public class <text:span text:style-name="T8">PlaceGrande</text:span> implement <text:span text:style-name="T8">CherchePlace</text:span>{</text:p>
      <text:p text:style-name="P20"><text:tab/></text:p>
      <text:p text:style-name="P21"><text:tab/>public Place <text:span text:style-name="T8">cherche</text:span>(<text:span text:style-name="T10">Parking p</text:span>)<text:span text:style-name="T8">{</text:span></text:p>
      <text:p text:style-name="P20"><text:tab/><text:tab/><text:span text:style-name="T8">for (p : places){</text:span></text:p>
      <text:p text:style-name="P20"><text:tab/><text:tab/><text:tab/>//<text:span text:style-name="T8">on compare les place et on recup la plus grande qui sont libre</text:span></text:p>
      <text:p text:style-name="P20"><text:tab/><text:tab/><text:tab/><text:span text:style-name="T8">return placegrande ;</text:span><text:tab/><text:tab/></text:p>
      <text:p text:style-name="P22"><text:tab/><text:tab/>}<text:tab/></text:p>
      <text:p text:style-name="P24"><text:soft-page-break/>public class 3 implement CherchePlace {</text:p>
      <text:p text:style-name="P24"><text:tab/>private int cap ;</text:p>
      <text:p text:style-name="P24"><text:s/><text:tab/></text:p>
      <text:p text:style-name="P24">}</text:p>
      <text:p text:style-name="P22"/>
      <text:p text:style-name="P22"/>
      <text:p text:style-name="P22">}</text:p>
      <text:p text:style-name="P18">public class Contexte {</text:p>
      <text:p text:style-name="P23">private <text:span text:style-name="T8">CherchePlace</text:span> t;</text:p>
      <text:p text:style-name="P23"/>
      <text:p text:style-name="P23">public <text:span text:style-name="T7">Place</text:span> effectuer<text:span text:style-name="T8">Recherche</text:span>(<text:span text:style-name="T7">ArrayList&lt;place&gt; places</text:span>) {</text:p>
      <text:p text:style-name="P16">t.<text:span text:style-name="T8">cherche</text:span>(<text:span text:style-name="T8">places</text:span>);</text:p>
      <text:p text:style-name="P16">}</text:p>
      <text:p text:style-name="P23">public void changerTri( <text:span text:style-name="T8">CherchePlace</text:span> type<text:span text:style-name="T8">recherche</text:span>) {</text:p>
      <text:p text:style-name="P16">t = <text:span text:style-name="T8">typerecherche</text:span>;</text:p>
      <text:p text:style-name="P16">}</text:p>
      <text:p text:style-name="P16">public Tri retourner<text:span text:style-name="T8">recherche</text:span>() {</text:p>
      <text:p text:style-name="P16">return t;</text:p>
      <text:p text:style-name="P16">}</text:p>
      <text:p text:style-name="P16">}</text:p>
      <text:p text:style-name="P15"/>
      <text:p text:style-name="P14"/>
      <text:p text:style-name="P4"><text:span text:style-name="T6">public void </text:span>garerVehicule<text:span text:style-name="T6">(Véhicule véhicule,Chercheplace c){</text:span></text:p>
      <text:p text:style-name="P4"><text:tab/><text:span text:style-name="T9">c.cherchePlace(this)</text:span></text:p>
      <text:p text:style-name="P4"><text:tab/><text:span text:style-name="T9">p.affectercehic(v)</text:span></text:p>
      <text:p text:style-name="P4"><text:tab/></text:p>
      <text:p text:style-name="P4"><text:span text:style-name="T6">}</text:span></text:p>
      <text:p text:style-name="P26"/>
      <text:p text:style-name="P28">2.on a juste a rajouter une nouvel methode de tri</text:p>
      <text:p text:style-name="P28"/>
      <text:p text:style-name="P29">3.</text:p>
      <text:p text:style-name="P29"/>
      <text:p text:style-name="P30">public class IteratorPraking implement Iterator&lt;véhicule&gt;{</text:p>
      <text:p text:style-name="P30"/>
      <text:p text:style-name="P30">Place dernierdate = null ;</text:p>
      <text:p text:style-name="P30"/>
      <text:p text:style-name="P30">bool hasNext(){</text:p>
      <text:p text:style-name="P30"/>
      <text:p text:style-name="P30">}</text:p>
      <text:p text:style-name="P30"/>
      <text:p text:style-name="P30">Vehicle next(){}</text:p>
      <text:p text:style-name="P30"/>
      <text:p text:style-name="P28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08:22:59.486552514</meta:creation-date>
    <dc:date>2018-12-17T12:01:11.220054333</dc:date>
    <meta:editing-duration>PT40M57S</meta:editing-duration>
    <meta:editing-cycles>1</meta:editing-cycles>
    <meta:document-statistic meta:table-count="0" meta:image-count="0" meta:object-count="0" meta:page-count="2" meta:paragraph-count="65" meta:word-count="347" meta:character-count="2305" meta:non-whitespace-character-count="1982"/>
    <meta:generator>LibreOffice/5.2.7.2$Linux_X86_64 LibreOffice_project/20m0$Build-2</meta:generator>
  </office:meta>
</office:document-meta>
</file>